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7e016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7e016c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8615e6" officeooo:paragraph-rsid="008615e6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631393" officeooo:paragraph-rsid="00425ae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7e016c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863618" officeooo:paragraph-rsid="00863618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863618" officeooo:paragraph-rsid="0086361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87fd08" officeooo:paragraph-rsid="0087fd0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28a37" style:font-weight-asian="bold" style:font-weight-complex="bold"/>
    </style:style>
    <style:style style:name="T3" style:family="text">
      <style:text-properties fo:font-weight="bold" officeooo:rsid="0086c23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5db3e"/>
    </style:style>
    <style:style style:name="T6" style:family="text">
      <style:text-properties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8615e6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87215e" style:font-size-asian="12pt" style:font-weight-asian="bold" style:font-size-complex="12pt" style:font-weight-complex="bold"/>
    </style:style>
    <style:style style:name="T13" style:family="text">
      <style:text-properties officeooo:rsid="008615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7"><text:span text:style-name="T6">5</text:span><text:span text:style-name="T7">0</text:span><text:span text:style-name="T12">3</text:span><text:span text:style-name="T8"> - </text:span><text:span text:style-name="T9">A/G</text:span><text:span text:style-name="T10"> - </text:span><text:span text:style-name="T11">Machine Gun</text:span></text:p>
      <text:p text:style-name="P3"/>
      <text:p text:style-name="P5">Fence In:</text:p>
      <text:list text:style-name="L1">
        <text:list-item>
          <text:p text:style-name="P8">Master Arm<text:span text:style-name="T4"> ... </text:span>ARM<text:span text:style-name="T13">ED</text:span></text:p>
        </text:list-item>
        <text:list-item>
          <text:p text:style-name="P9">Gun Arm switch ... ARMED (RECOCK if needed)</text:p>
        </text:list-item>
      </text:list>
      <text:p text:style-name="P6"/>
      <text:p text:style-name="P4"><text:span text:style-name="T2">.</text:span><text:span text:style-name="T1">50 cal M3P Machine Gun -- up to 500 rds</text:span><text:span text:style-name="T3"> -- WIP needs verification</text:span></text:p>
      <text:list xml:id="list3849161538" text:style-name="L2">
        <text:list-item>
          <text:p text:style-name="P10">Select gun pylon (always left pylon) with <text:span text:style-name="T1">Gray Reset Hat left</text:span>.</text:p>
        </text:list-item>
        <text:list-item>
          <text:p text:style-name="P10">Fire with <text:span text:style-name="T1">Trigger Stage 1</text:span> for a <text:span text:style-name="T1">1-second burst</text:span>, or <text:span text:style-name="T1">Trigger Stage 2</text:span> to <text:span text:style-name="T1">fire continuously</text:span>.</text:p>
        </text:list-item>
        <text:list-item>
          <text:p text:style-name="P11">Use IZLID command to turn on gun laser pointer?? <text:s/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8T02:12:13.588000000</dc:date>
    <meta:editing-duration>P1DT16H8M59S</meta:editing-duration>
    <meta:editing-cycles>9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4" meta:word-count="94" meta:character-count="439" meta:non-whitespace-character-count="363"/>
  </office:meta>
</office:document-meta>
</file>